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>
      <style:paragraph-properties fo:margin-left="0.3193in" fo:margin-right="0in" fo:text-indent="0in" style:auto-text-indent="false"/>
      <style:text-properties fo:background-color="#ffffff"/>
    </style:style>
    <style:style style:name="P2" style:family="paragraph" style:parent-style-name="LO-normal">
      <style:paragraph-properties fo:margin-left="0.5693in" fo:margin-right="0in" fo:text-indent="-0.25in" style:auto-text-indent="false"/>
      <style:text-properties fo:background-color="#ffffff"/>
    </style:style>
    <style:style style:name="P3" style:family="paragraph" style:parent-style-name="LO-normal">
      <style:text-properties fo:background-color="#ffffff"/>
    </style:style>
    <style:style style:name="P4" style:family="paragraph" style:parent-style-name="LO-normal">
      <style:paragraph-properties fo:margin-left="0.3193in" fo:margin-right="0in" fo:line-height="138%" fo:text-indent="-0.25in" style:auto-text-indent="false"/>
      <style:text-properties fo:background-color="#ffffff"/>
    </style:style>
    <style:style style:name="P5" style:family="paragraph" style:parent-style-name="LO-normal">
      <style:paragraph-properties fo:line-height="138%"/>
      <style:text-properties fo:background-color="#ffffff"/>
    </style:style>
    <style:style style:name="P6" style:family="paragraph" style:parent-style-name="LO-normal">
      <style:paragraph-properties fo:margin-left="1in" fo:margin-right="0in" fo:text-indent="-0.25in" style:auto-text-indent="false"/>
      <style:text-properties fo:background-color="#ffffff"/>
    </style:style>
    <style:style style:name="P7" style:family="paragraph" style:parent-style-name="LO-normal">
      <style:text-properties fo:background-color="#ffff00"/>
    </style:style>
    <style:style style:name="P8" style:family="paragraph" style:parent-style-name="LO-normal">
      <style:paragraph-properties fo:margin-left="0.5693in" fo:margin-right="0in" fo:text-indent="-0.25in" style:auto-text-indent="false"/>
      <style:text-properties officeooo:rsid="00490818" officeooo:paragraph-rsid="00490818" fo:background-color="#c3f8d0"/>
    </style:style>
    <style:style style:name="P9" style:family="paragraph" style:parent-style-name="LO-normal">
      <style:paragraph-properties fo:margin-left="0.5693in" fo:margin-right="0in" fo:text-indent="-0.25in" style:auto-text-indent="false"/>
      <style:text-properties fo:background-color="#c3f8d0"/>
    </style:style>
    <style:style style:name="P10" style:family="paragraph" style:parent-style-name="LO-normal" style:list-style-name="WWNum1" style:master-page-name="Standard">
      <style:paragraph-properties fo:margin-left="0.3193in" fo:margin-right="0in" fo:text-indent="-0.25in" style:auto-text-indent="false" style:page-number="1"/>
      <style:text-properties fo:background-color="#c3f8d0"/>
    </style:style>
    <style:style style:name="P11" style:family="paragraph" style:parent-style-name="LO-normal" style:list-style-name="WWNum1">
      <style:paragraph-properties fo:margin-left="0.3193in" fo:margin-right="0in" fo:text-indent="-0.25in" style:auto-text-indent="false"/>
      <style:text-properties fo:background-color="#c3f8d0"/>
    </style:style>
    <style:style style:name="P12" style:family="paragraph" style:parent-style-name="LO-normal" style:list-style-name="WWNum13">
      <style:paragraph-properties fo:margin-left="0.3193in" fo:margin-right="0in" fo:text-indent="-0.25in" style:auto-text-indent="false"/>
      <style:text-properties fo:background-color="#c3f8d0"/>
    </style:style>
    <style:style style:name="P13" style:family="paragraph" style:parent-style-name="LO-normal" style:list-style-name="WWNum13">
      <style:paragraph-properties fo:margin-left="0.5693in" fo:margin-right="0in" fo:text-indent="-0.25in" style:auto-text-indent="false"/>
      <style:text-properties fo:background-color="#c3f8d0"/>
    </style:style>
    <style:style style:name="P14" style:family="paragraph" style:parent-style-name="LO-normal" style:list-style-name="WWNum10">
      <style:paragraph-properties fo:margin-left="0.3193in" fo:margin-right="0in" fo:text-indent="-0.25in" style:auto-text-indent="false"/>
      <style:text-properties fo:background-color="#c3f8d0"/>
    </style:style>
    <style:style style:name="P15" style:family="paragraph" style:parent-style-name="LO-normal" style:list-style-name="WWNum8">
      <style:paragraph-properties fo:margin-left="0.3193in" fo:margin-right="0in" fo:text-indent="-0.25in" style:auto-text-indent="false"/>
      <style:text-properties fo:background-color="#c3f8d0"/>
    </style:style>
    <style:style style:name="P16" style:family="paragraph" style:parent-style-name="LO-normal" style:list-style-name="WWNum5">
      <style:paragraph-properties fo:margin-left="0.3193in" fo:margin-right="0in" fo:text-indent="-0.25in" style:auto-text-indent="false"/>
      <style:text-properties fo:background-color="#c3f8d0"/>
    </style:style>
    <style:style style:name="P17" style:family="paragraph" style:parent-style-name="LO-normal" style:list-style-name="WWNum11">
      <style:paragraph-properties fo:margin-left="0.3193in" fo:margin-right="0in" fo:text-indent="-0.25in" style:auto-text-indent="false"/>
      <style:text-properties fo:background-color="#c3f8d0"/>
    </style:style>
    <style:style style:name="P18" style:family="paragraph" style:parent-style-name="LO-normal" style:list-style-name="WWNum4">
      <style:paragraph-properties fo:margin-left="0.3193in" fo:margin-right="0in" fo:text-indent="-0.25in" style:auto-text-indent="false"/>
      <style:text-properties fo:background-color="#c3f8d0"/>
    </style:style>
    <style:style style:name="P19" style:family="paragraph" style:parent-style-name="LO-normal" style:list-style-name="WWNum9">
      <style:paragraph-properties fo:margin-left="0.3193in" fo:margin-right="0in" fo:text-indent="-0.25in" style:auto-text-indent="false"/>
      <style:text-properties fo:background-color="#c3f8d0"/>
    </style:style>
    <style:style style:name="P20" style:family="paragraph" style:parent-style-name="LO-normal" style:list-style-name="WWNum13">
      <style:paragraph-properties fo:margin-left="0.5693in" fo:margin-right="0in" fo:text-indent="-0.25in" style:auto-text-indent="false"/>
      <style:text-properties fo:background-color="#ffffff"/>
    </style:style>
    <style:style style:name="P21" style:family="paragraph" style:parent-style-name="LO-normal" style:list-style-name="WWNum7">
      <style:paragraph-properties fo:margin-left="0.5693in" fo:margin-right="0in" fo:text-indent="-0.25in" style:auto-text-indent="false"/>
      <style:text-properties fo:background-color="#ffffff"/>
    </style:style>
    <style:style style:name="P22" style:family="paragraph" style:parent-style-name="LO-normal" style:list-style-name="WWNum3">
      <style:paragraph-properties fo:margin-left="0.3193in" fo:margin-right="0in" fo:text-indent="-0.25in" style:auto-text-indent="false"/>
      <style:text-properties fo:background-color="#ffffff"/>
    </style:style>
    <style:style style:name="P23" style:family="paragraph" style:parent-style-name="LO-normal" style:list-style-name="WWNum3">
      <style:paragraph-properties fo:margin-left="0.5693in" fo:margin-right="0in" fo:text-indent="-0.25in" style:auto-text-indent="false"/>
      <style:text-properties fo:background-color="#ffffff"/>
    </style:style>
    <style:style style:name="P24" style:family="paragraph" style:parent-style-name="LO-normal" style:list-style-name="WWNum3">
      <style:paragraph-properties fo:margin-left="0.9445in" fo:margin-right="0in" fo:text-indent="-0.25in" style:auto-text-indent="false"/>
      <style:text-properties fo:background-color="#ffffff"/>
    </style:style>
    <style:style style:name="P25" style:family="paragraph" style:parent-style-name="LO-normal" style:list-style-name="WWNum11">
      <style:paragraph-properties fo:margin-left="0.5693in" fo:margin-right="0in" fo:text-indent="-0.25in" style:auto-text-indent="false"/>
      <style:text-properties fo:background-color="#ffffff"/>
    </style:style>
    <style:style style:name="P26" style:family="paragraph" style:parent-style-name="LO-normal" style:list-style-name="WWNum4">
      <style:paragraph-properties fo:margin-left="0.5693in" fo:margin-right="0in" fo:text-indent="-0.25in" style:auto-text-indent="false"/>
      <style:text-properties fo:background-color="#ffffff"/>
    </style:style>
    <style:style style:name="P27" style:family="paragraph" style:parent-style-name="LO-normal" style:list-style-name="WWNum2">
      <style:paragraph-properties fo:margin-left="0.8752in" fo:margin-right="0in" fo:text-indent="-0.25in" style:auto-text-indent="false"/>
      <style:text-properties fo:background-color="#ffffff"/>
    </style:style>
    <style:style style:name="P28" style:family="paragraph" style:parent-style-name="LO-normal" style:list-style-name="WWNum2">
      <style:paragraph-properties fo:margin-left="1.3193in" fo:margin-right="0in" fo:text-indent="-0.25in" style:auto-text-indent="false"/>
      <style:text-properties fo:background-color="#ffffff"/>
    </style:style>
    <style:style style:name="P29" style:family="paragraph" style:parent-style-name="LO-normal" style:list-style-name="WWNum2">
      <style:paragraph-properties fo:margin-left="1.8193in" fo:margin-right="0in" fo:text-indent="-0.25in" style:auto-text-indent="false"/>
      <style:text-properties fo:background-color="#ffffff"/>
    </style:style>
    <style:style style:name="P30" style:family="paragraph" style:parent-style-name="LO-normal" style:list-style-name="WWNum9">
      <style:paragraph-properties fo:margin-left="0.5693in" fo:margin-right="0in" fo:text-indent="-0.25in" style:auto-text-indent="false"/>
      <style:text-properties fo:background-color="#ffffff"/>
    </style:style>
    <style:style style:name="P31" style:family="paragraph" style:parent-style-name="LO-normal" style:list-style-name="WWNum14">
      <style:paragraph-properties fo:margin-left="0.3193in" fo:margin-right="0in" fo:text-indent="-0.25in" style:auto-text-indent="false"/>
      <style:text-properties fo:background-color="#ffffff"/>
    </style:style>
    <style:style style:name="P32" style:family="paragraph" style:parent-style-name="LO-normal" style:list-style-name="WWNum14">
      <style:paragraph-properties fo:margin-left="0.5693in" fo:margin-right="0in" fo:text-indent="-0.25in" style:auto-text-indent="false"/>
      <style:text-properties fo:background-color="#ffffff"/>
    </style:style>
    <style:style style:name="P33" style:family="paragraph" style:parent-style-name="LO-normal" style:list-style-name="WWNum12">
      <style:paragraph-properties fo:margin-left="0.3193in" fo:margin-right="0in" fo:text-indent="-0.25in" style:auto-text-indent="false"/>
      <style:text-properties fo:background-color="#ffffff"/>
    </style:style>
    <style:style style:name="P34" style:family="paragraph" style:parent-style-name="LO-normal" style:list-style-name="WWNum12">
      <style:paragraph-properties fo:margin-left="0.5693in" fo:margin-right="0in" fo:text-indent="-0.25in" style:auto-text-indent="false"/>
      <style:text-properties fo:background-color="#ffffff"/>
    </style:style>
    <style:style style:name="P35" style:family="paragraph" style:parent-style-name="LO-normal" style:list-style-name="WWNum6">
      <style:paragraph-properties fo:margin-left="0.5in" fo:margin-right="0in" fo:text-indent="-0.25in" style:auto-text-indent="false"/>
      <style:text-properties fo:background-color="#ffffff"/>
    </style:style>
    <style:style style:name="P36" style:family="paragraph" style:parent-style-name="LO-normal" style:list-style-name="WWNum6">
      <style:paragraph-properties fo:margin-left="1in" fo:margin-right="0in" fo:text-indent="-0.25in" style:auto-text-indent="false"/>
      <style:text-properties fo:background-color="#ffffff"/>
    </style:style>
    <style:style style:name="P37" style:family="paragraph" style:parent-style-name="LO-normal" style:list-style-name="WWNum6">
      <style:paragraph-properties fo:margin-left="1.5in" fo:margin-right="0in" fo:text-indent="-0.25in" style:auto-text-indent="false"/>
      <style:text-properties fo:background-color="#ffffff"/>
    </style:style>
    <style:style style:name="P38" style:family="paragraph" style:parent-style-name="LO-normal" style:list-style-name="WWNum6">
      <style:paragraph-properties fo:margin-left="1.5in" fo:margin-right="0in" fo:text-align="start" style:justify-single-word="false" fo:text-indent="-0.25in" style:auto-text-indent="false"/>
      <style:text-properties fo:background-color="#ffffff"/>
    </style:style>
    <style:style style:name="P39" style:family="paragraph" style:parent-style-name="LO-normal" style:list-style-name="WWNum13">
      <style:paragraph-properties fo:margin-left="0.5693in" fo:margin-right="0in" fo:text-indent="-0.25in" style:auto-text-indent="false"/>
      <style:text-properties fo:background-color="#c5f6fc"/>
    </style:style>
    <style:style style:name="P40" style:family="paragraph" style:parent-style-name="LO-normal" style:list-style-name="WWNum13">
      <style:paragraph-properties fo:margin-left="0.9445in" fo:margin-right="0in" fo:text-indent="-0.25in" style:auto-text-indent="false"/>
      <style:text-properties fo:background-color="#c5f6fc"/>
    </style:style>
    <style:style style:name="P41" style:family="paragraph" style:parent-style-name="LO-normal" style:list-style-name="WWNum10">
      <style:paragraph-properties fo:margin-left="0.5693in" fo:margin-right="0in" fo:text-indent="-0.25in" style:auto-text-indent="false"/>
      <style:text-properties fo:background-color="#c5f6fc"/>
    </style:style>
    <style:style style:name="P42" style:family="paragraph" style:parent-style-name="LO-normal" style:list-style-name="WWNum8">
      <style:paragraph-properties fo:margin-left="0.5693in" fo:margin-right="0in" fo:text-indent="-0.25in" style:auto-text-indent="false"/>
      <style:text-properties fo:background-color="#c5f6fc"/>
    </style:style>
    <style:style style:name="P43" style:family="paragraph" style:parent-style-name="LO-normal" style:list-style-name="WWNum5">
      <style:paragraph-properties fo:margin-left="0.5693in" fo:margin-right="0in" fo:text-indent="-0.25in" style:auto-text-indent="false"/>
      <style:text-properties fo:background-color="#c5f6fc"/>
    </style:style>
    <style:style style:name="P44" style:family="paragraph" style:parent-style-name="LO-normal" style:list-style-name="WWNum11">
      <style:paragraph-properties fo:margin-left="0.5693in" fo:margin-right="0in" fo:text-indent="-0.25in" style:auto-text-indent="false"/>
      <style:text-properties fo:background-color="#c5f6fc"/>
    </style:style>
    <style:style style:name="P45" style:family="paragraph" style:parent-style-name="LO-normal" style:list-style-name="WWNum4">
      <style:paragraph-properties fo:margin-left="0.5693in" fo:margin-right="0in" fo:text-indent="-0.25in" style:auto-text-indent="false"/>
      <style:text-properties fo:background-color="#c5f6fc"/>
    </style:style>
    <style:style style:name="P46" style:family="paragraph" style:parent-style-name="LO-normal" style:list-style-name="WWNum4">
      <style:paragraph-properties fo:margin-left="0.5693in" fo:margin-right="0in" fo:text-indent="-0.25in" style:auto-text-indent="false"/>
      <style:text-properties officeooo:rsid="00453351" officeooo:paragraph-rsid="00453351" fo:background-color="#c5f6fc"/>
    </style:style>
    <style:style style:name="P47" style:family="paragraph" style:parent-style-name="LO-normal" style:list-style-name="WWNum9">
      <style:paragraph-properties fo:margin-left="0.5693in" fo:margin-right="0in" fo:text-indent="-0.25in" style:auto-text-indent="false"/>
      <style:text-properties fo:background-color="#c5f6fc"/>
    </style:style>
    <style:style style:name="P48" style:family="paragraph" style:parent-style-name="LO-normal" style:list-style-name="WWNum14">
      <style:paragraph-properties fo:margin-left="0.5693in" fo:margin-right="0in" fo:text-indent="-0.25in" style:auto-text-indent="false"/>
      <style:text-properties fo:background-color="#c5f6fc"/>
    </style:style>
    <style:style style:name="P49" style:family="paragraph" style:parent-style-name="LO-normal" style:list-style-name="WWNum7">
      <style:paragraph-properties fo:margin-left="0.3193in" fo:margin-right="0in" fo:text-indent="-0.25in" style:auto-text-indent="false"/>
    </style:style>
    <style:style style:name="P50" style:family="paragraph" style:parent-style-name="LO-normal" style:list-style-name="WWNum8">
      <style:paragraph-properties fo:margin-left="0.5693in" fo:margin-right="0in" fo:text-indent="-0.25in" style:auto-text-indent="false"/>
      <style:text-properties fo:color="#000000" loext:opacity="100%" fo:background-color="#c5f6fc"/>
    </style:style>
    <style:style style:name="P51" style:family="paragraph" style:parent-style-name="LO-normal" style:list-style-name="WWNum8">
      <style:paragraph-properties fo:margin-left="0.5693in" fo:margin-right="0in" fo:text-indent="-0.25in" style:auto-text-indent="false"/>
      <style:text-properties fo:color="#ff4000" loext:opacity="100%" fo:background-color="transparent"/>
    </style:style>
    <style:style style:name="P52" style:family="paragraph" style:parent-style-name="LO-normal" style:list-style-name="WWNum8">
      <style:paragraph-properties fo:margin-left="0.5693in" fo:margin-right="0in" fo:text-indent="-0.25in" style:auto-text-indent="false"/>
      <style:text-properties fo:background-color="transparent"/>
    </style:style>
    <style:style style:name="P53" style:family="paragraph" style:parent-style-name="LO-normal" style:list-style-name="WWNum15">
      <style:paragraph-properties fo:margin-left="0.3193in" fo:margin-right="0in" fo:text-indent="-0.25in" style:auto-text-indent="false"/>
      <style:text-properties fo:background-color="transparent"/>
    </style:style>
    <style:style style:name="P54" style:family="paragraph" style:parent-style-name="LO-normal" style:list-style-name="WWNum11">
      <style:paragraph-properties fo:margin-left="0.5693in" fo:margin-right="0in" fo:text-indent="-0.25in" style:auto-text-indent="false"/>
      <style:text-properties fo:color="#c9211e" loext:opacity="100%" fo:background-color="#ffffff"/>
    </style:style>
    <style:style style:name="P55" style:family="paragraph" style:parent-style-name="LO-normal" style:list-style-name="WWNum11">
      <style:paragraph-properties fo:margin-left="0.5693in" fo:margin-right="0in" fo:text-indent="-0.25in" style:auto-text-indent="false"/>
      <style:text-properties fo:color="#c9211e" loext:opacity="100%" fo:background-color="#c5f6fc"/>
    </style:style>
    <style:style style:name="P56" style:family="paragraph" style:parent-style-name="LO-normal" style:list-style-name="WWNum2">
      <style:paragraph-properties fo:margin-left="0.3193in" fo:margin-right="0in" fo:text-indent="-0.25in" style:auto-text-indent="false"/>
    </style:style>
    <style:style style:name="P57" style:family="paragraph" style:parent-style-name="LO-normal" style:list-style-name="WWNum2">
      <style:paragraph-properties fo:margin-left="0.5693in" fo:margin-right="0in" fo:text-indent="-0.25in" style:auto-text-indent="false"/>
    </style:style>
    <style:style style:name="P58" style:family="paragraph" style:parent-style-name="LO-normal" style:list-style-name="WWNum2">
      <style:paragraph-properties fo:margin-left="0.9445in" fo:margin-right="0in" fo:text-indent="-0.25in" style:auto-text-indent="false"/>
    </style:style>
    <style:style style:name="P59" style:family="paragraph" style:parent-style-name="LO-normal" style:list-style-name="WWNum6">
      <style:paragraph-properties fo:margin-left="1.5in" fo:margin-right="0in" fo:text-indent="-0.25in" style:auto-text-indent="false"/>
    </style:style>
    <style:style style:name="P60" style:family="paragraph" style:parent-style-name="LO-normal" style:list-style-name="WWNum6">
      <style:paragraph-properties fo:margin-left="0.5in" fo:margin-right="0in" fo:text-indent="-0.25in" style:auto-text-indent="false"/>
      <style:text-properties style:font-name="Arial Unicode MS" fo:background-color="#ffffff" style:font-name-asian="Arial Unicode MS1" style:font-name-complex="Arial Unicode MS1"/>
    </style:style>
    <style:style style:name="T1" style:family="text">
      <style:text-properties fo:background-color="#c5f6fc" loext:char-shading-value="0"/>
    </style:style>
    <style:style style:name="T2" style:family="text">
      <style:text-properties officeooo:rsid="0055137d" fo:background-color="transparent" loext:char-shading-value="0"/>
    </style:style>
    <style:style style:name="T3" style:family="text">
      <style:text-properties fo:background-color="#fbcea1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1053229" text:style-name="WWNum1">
        <text:list-item>
          <text:p text:style-name="P10"/>
        </text:list-item>
        <text:list-item>
          <text:p text:style-name="P11">Manifest and __init__ <text:s/>file using</text:p>
        </text:list-item>
      </text:list>
      <text:p text:style-name="LO-normal"/>
      <text:list xml:id="list1859105209" text:style-name="WWNum13">
        <text:list-item>
          <text:p text:style-name="P12">Class</text:p>
          <text:list>
            <text:list-item>
              <text:p text:style-name="P20"><text:span text:style-name="T1">Model</text:span> <text:tab/></text:p>
            </text:list-item>
            <text:list-item>
              <text:p text:style-name="P39">Abstract</text:p>
            </text:list-item>
            <text:list-item>
              <text:p text:style-name="P39">Transient</text:p>
            </text:list-item>
            <text:list-item>
              <text:p text:style-name="P13">Class attributes:</text:p>
              <text:list>
                <text:list-item>
                  <text:p text:style-name="P40">_name</text:p>
                </text:list-item>
                <text:list-item>
                  <text:p text:style-name="P40">_inherit</text:p>
                </text:list-item>
                <text:list-item>
                  <text:p text:style-name="P40">_order</text:p>
                </text:list-item>
                <text:list-item>
                  <text:p text:style-name="P40">_rec_name</text:p>
                </text:list-item>
                <text:list-item>
                  <text:p text:style-name="P40">_description</text:p>
                </text:list-item>
                <text:list-item>
                  <text:p text:style-name="P40">SQL Constraints</text:p>
                </text:list-item>
                <text:list-item>
                  <text:p text:style-name="P40">Python Constraints</text:p>
                </text:list-item>
              </text:list>
            </text:list-item>
          </text:list>
        </text:list-item>
      </text:list>
      <text:p text:style-name="LO-normal"/>
      <text:list xml:id="list2020925750" text:style-name="WWNum7">
        <text:list-item>
          <text:p text:style-name="P49">Exception Handling</text:p>
          <text:list>
            <text:list-item>
              <text:p text:style-name="P21">Validation Error</text:p>
            </text:list-item>
            <text:list-item>
              <text:p text:style-name="P21">User Error</text:p>
            </text:list-item>
            <text:list-item>
              <text:p text:style-name="P21">Redirect Error</text:p>
            </text:list-item>
            <text:list-item>
              <text:p text:style-name="P21">Warning Error</text:p>
            </text:list-item>
          </text:list>
        </text:list-item>
      </text:list>
      <text:p text:style-name="LO-normal"/>
      <text:list xml:id="list3912267830" text:style-name="WWNum3">
        <text:list-item>
          <text:p text:style-name="P22">Controller </text:p>
          <text:list>
            <text:list-item>
              <text:p text:style-name="P23">Url route</text:p>
              <text:list>
                <text:list-item>
                  <text:p text:style-name="P24">Route</text:p>
                </text:list-item>
                <text:list-item>
                  <text:p text:style-name="P24">Type</text:p>
                </text:list-item>
                <text:list-item>
                  <text:p text:style-name="P24">Auth</text:p>
                </text:list-item>
                <text:list-item>
                  <text:p text:style-name="P24">Website</text:p>
                </text:list-item>
                <text:list-item>
                  <text:p text:style-name="P24">Methods</text:p>
                </text:list-item>
                <text:list-item>
                  <text:p text:style-name="P24">Multilang</text:p>
                </text:list-item>
                <text:list-item>
                  <text:p text:style-name="P24">Cors</text:p>
                </text:list-item>
                <text:list-item>
                  <text:p text:style-name="P24">csrf</text:p>
                </text:list-item>
              </text:list>
            </text:list-item>
            <text:list-item>
              <text:p text:style-name="P23">Using request.env</text:p>
            </text:list-item>
            <text:list-item>
              <text:p text:style-name="P23">Class inheritance</text:p>
            </text:list-item>
            <text:list-item>
              <text:p text:style-name="P23">Rendering template</text:p>
            </text:list-item>
          </text:list>
        </text:list-item>
      </text:list>
      <text:p text:style-name="LO-normal"/>
      <text:list xml:id="list3919506210" text:style-name="WWNum10">
        <text:list-item>
          <text:p text:style-name="P14">Fields</text:p>
          <text:list>
            <text:list-item>
              <text:p text:style-name="P41">Char</text:p>
            </text:list-item>
            <text:list-item>
              <text:p text:style-name="P41">Integer</text:p>
            </text:list-item>
            <text:list-item>
              <text:p text:style-name="P41">Float</text:p>
            </text:list-item>
            <text:list-item>
              <text:p text:style-name="P41">Date</text:p>
            </text:list-item>
            <text:list-item>
              <text:p text:style-name="P41">Datetime</text:p>
            </text:list-item>
            <text:list-item>
              <text:p text:style-name="P41">Boolean</text:p>
            </text:list-item>
            <text:list-item>
              <text:p text:style-name="P41">Binary</text:p>
            </text:list-item>
            <text:list-item>
              <text:p text:style-name="P41"><text:soft-page-break/>Html</text:p>
            </text:list-item>
            <text:list-item>
              <text:p text:style-name="P41">Selection</text:p>
            </text:list-item>
            <text:list-item>
              <text:p text:style-name="P41">Text</text:p>
            </text:list-item>
            <text:list-item>
              <text:p text:style-name="P41">Monetary</text:p>
            </text:list-item>
            <text:list-item>
              <text:p text:style-name="P41">Many2one</text:p>
            </text:list-item>
            <text:list-item>
              <text:p text:style-name="P41">One2many</text:p>
            </text:list-item>
            <text:list-item>
              <text:p text:style-name="P41">Many2many</text:p>
            </text:list-item>
          </text:list>
        </text:list-item>
      </text:list>
      <text:p text:style-name="LO-normal"/>
      <text:p text:style-name="LO-normal"/>
      <text:list xml:id="list4156871473" text:style-name="WWNum8">
        <text:list-item>
          <text:p text:style-name="P15">Field Attributes</text:p>
          <text:list>
            <text:list-item>
              <text:p text:style-name="P42">Compute</text:p>
            </text:list-item>
            <text:list-item>
              <text:p text:style-name="P50">Inverse</text:p>
            </text:list-item>
            <text:list-item>
              <text:p text:style-name="P51">Search</text:p>
            </text:list-item>
            <text:list-item>
              <text:p text:style-name="P52"><text:span text:style-name="T1">Store</text:span> <text:tab/></text:p>
            </text:list-item>
            <text:list-item>
              <text:p text:style-name="P42">Related</text:p>
            </text:list-item>
            <text:list-item>
              <text:p text:style-name="P42">String</text:p>
            </text:list-item>
            <text:list-item>
              <text:p text:style-name="P42">Readonly</text:p>
            </text:list-item>
            <text:list-item>
              <text:p text:style-name="P42">Required</text:p>
            </text:list-item>
            <text:list-item>
              <text:p text:style-name="P42">Copy</text:p>
            </text:list-item>
            <text:list-item>
              <text:p text:style-name="P42">Help</text:p>
            </text:list-item>
            <text:list-item>
              <text:p text:style-name="P42">Default</text:p>
            </text:list-item>
            <text:list-item>
              <text:p text:style-name="P42">Comodel_name</text:p>
            </text:list-item>
            <text:list-item>
              <text:p text:style-name="P42">Domain</text:p>
            </text:list-item>
            <text:list-item>
              <text:p text:style-name="P42">Context</text:p>
            </text:list-item>
            <text:list-item>
              <text:p text:style-name="P42">Ondelete</text:p>
            </text:list-item>
            <text:list-item>
              <text:p text:style-name="P42">Relation</text:p>
            </text:list-item>
            <text:list-item>
              <text:p text:style-name="P42">Column1</text:p>
            </text:list-item>
            <text:list-item>
              <text:p text:style-name="P42">Column2</text:p>
            </text:list-item>
            <text:list-item>
              <text:p text:style-name="P42">Track_visibility</text:p>
            </text:list-item>
            <text:list-item>
              <text:p text:style-name="P42">Index</text:p>
            </text:list-item>
            <text:list-item>
              <text:p text:style-name="P51">Translate</text:p>
            </text:list-item>
            <text:list-item>
              <text:p text:style-name="P42">States</text:p>
            </text:list-item>
          </text:list>
        </text:list-item>
      </text:list>
      <text:p text:style-name="LO-normal"/>
      <text:p text:style-name="LO-normal"/>
      <text:list xml:id="list671113691" text:style-name="WWNum5">
        <text:list-item>
          <text:p text:style-name="P16">Views</text:p>
          <text:list>
            <text:list-item>
              <text:p text:style-name="P43">Tree</text:p>
            </text:list-item>
            <text:list-item>
              <text:p text:style-name="P43">Form</text:p>
            </text:list-item>
            <text:list-item>
              <text:p text:style-name="P43">Kanban</text:p>
            </text:list-item>
            <text:list-item>
              <text:p text:style-name="P43">Calendar</text:p>
            </text:list-item>
            <text:list-item>
              <text:p text:style-name="P43">Graph (All graphs)</text:p>
            </text:list-item>
            <text:list-item>
              <text:p text:style-name="P43">Pivot</text:p>
            </text:list-item>
            <text:list-item>
              <text:p text:style-name="P43">Gantt </text:p>
            </text:list-item>
            <text:list-item>
              <text:p text:style-name="P43"><text:bookmark-start text:name="__DdeLink__214_817613532"/>Cohert<text:bookmark-end text:name="__DdeLink__214_817613532"/></text:p>
            </text:list-item>
            <text:list-item>
              <text:p text:style-name="P43">Dashboard </text:p>
            </text:list-item>
            <text:list-item>
              <text:p text:style-name="P43"><text:soft-page-break/>Search View<text:span text:style-name="T2"><text:tab/></text:span></text:p>
            </text:list-item>
          </text:list>
        </text:list-item>
      </text:list>
      <text:p text:style-name="LO-normal"/>
      <text:list xml:id="list2871311082" text:style-name="WWNum11">
        <text:list-item>
          <text:p text:style-name="P17">Method Decorators</text:p>
          <text:list>
            <text:list-item>
              <text:p text:style-name="P54"><text:span text:style-name="T1">@api.multi</text:span><text:tab/><text:tab/></text:p>
            </text:list-item>
            <text:list-item>
              <text:p text:style-name="P55">@api.one</text:p>
            </text:list-item>
            <text:list-item>
              <text:p text:style-name="P44">@api.depends</text:p>
            </text:list-item>
            <text:list-item>
              <text:p text:style-name="P44">@api.onchange</text:p>
            </text:list-item>
            <text:list-item>
              <text:p text:style-name="P44">@api.model</text:p>
            </text:list-item>
            <text:list-item>
              <text:p text:style-name="P44">@api.constraints</text:p>
            </text:list-item>
            <text:list-item>
              <text:p text:style-name="P25"><text:span text:style-name="T1">@api.returns</text:span> </text:p>
            </text:list-item>
            <text:list-item>
              <text:p text:style-name="P44">@api.model_create_multi</text:p>
            </text:list-item>
          </text:list>
        </text:list-item>
      </text:list>
      <text:p text:style-name="P1"/>
      <text:p text:style-name="P4"><text:tab/><text:tab/> <text:s text:c="3"/></text:p>
      <text:list xml:id="list1178904455" text:style-name="WWNum4">
        <text:list-item>
          <text:p text:style-name="P18">ORM Methods<text:tab/></text:p>
          <text:list>
            <text:list-item>
              <text:p text:style-name="P45">Create</text:p>
            </text:list-item>
            <text:list-item>
              <text:p text:style-name="P45">Write</text:p>
            </text:list-item>
            <text:list-item>
              <text:p text:style-name="P45">Unlink</text:p>
            </text:list-item>
            <text:list-item>
              <text:p text:style-name="P26"><text:span text:style-name="T1">Search</text:span> </text:p>
            </text:list-item>
            <text:list-item>
              <text:p text:style-name="P26"><text:span text:style-name="T1">Browse</text:span> </text:p>
            </text:list-item>
            <text:list-item>
              <text:p text:style-name="P26"><text:span text:style-name="T1">Read</text:span> </text:p>
            </text:list-item>
            <text:list-item>
              <text:p text:style-name="P45">Copy</text:p>
            </text:list-item>
            <text:list-item>
              <text:p text:style-name="P45">Search_read</text:p>
            </text:list-item>
            <text:list-item>
              <text:p text:style-name="P45">Read_group</text:p>
            </text:list-item>
            <text:list-item>
              <text:p text:style-name="P26"><text:span text:style-name="T1">Name_search</text:span><text:tab/></text:p>
            </text:list-item>
            <text:list-item>
              <text:p text:style-name="P45">Name_get</text:p>
            </text:list-item>
            <text:list-item>
              <text:p text:style-name="P46">Default_get</text:p>
            </text:list-item>
          </text:list>
        </text:list-item>
      </text:list>
      <text:p text:style-name="P2"/>
      <text:p text:style-name="P2"/>
      <text:p text:style-name="P9">Call</text:p>
      <text:p text:style-name="P8">syntax</text:p>
      <text:p text:style-name="P9">Decorators</text:p>
      <text:p text:style-name="P9">Return</text:p>
      <text:p text:style-name="P9">Super call</text:p>
      <text:p text:style-name="P2"/>
      <text:p text:style-name="P2"/>
      <text:p text:style-name="P7"/>
      <text:list xml:id="list2408262982" text:style-name="WWNum2">
        <text:list-item>
          <text:p text:style-name="P56">Static</text:p>
          <text:list>
            <text:list-item>
              <text:p text:style-name="P57">Description</text:p>
              <text:list>
                <text:list-item>
                  <text:p text:style-name="P58">Icon</text:p>
                </text:list-item>
                <text:list-item>
                  <text:p text:style-name="P58">Index file</text:p>
                </text:list-item>
              </text:list>
            </text:list-item>
            <text:list-item>
              <text:p text:style-name="P57">Src</text:p>
              <text:list>
                <text:list-item>
                  <text:p text:style-name="P27">Css</text:p>
                </text:list-item>
                <text:list-item>
                  <text:p text:style-name="P27">Scss</text:p>
                </text:list-item>
                <text:list-item>
                  <text:p text:style-name="P27">Less</text:p>
                </text:list-item>
                <text:list-item>
                  <text:p text:style-name="P27"><text:soft-page-break/>Js</text:p>
                  <text:list>
                    <text:list-item>
                      <text:p text:style-name="P28">Inheritance</text:p>
                      <text:list>
                        <text:list-item>
                          <text:p text:style-name="P29">Extend</text:p>
                        </text:list-item>
                        <text:list-item>
                          <text:p text:style-name="P29">include</text:p>
                        </text:list-item>
                      </text:list>
                    </text:list-item>
                    <text:list-item>
                      <text:p text:style-name="P28">Widgets</text:p>
                      <text:list>
                        <text:list-item>
                          <text:p text:style-name="P29">New widget</text:p>
                        </text:list-item>
                        <text:list-item>
                          <text:p text:style-name="P29">Widget Extend</text:p>
                        </text:list-item>
                      </text:list>
                    </text:list-item>
                    <text:list-item>
                      <text:p text:style-name="P28">Rpc </text:p>
                    </text:list-item>
                    <text:list-item>
                      <text:p text:style-name="P28">Views </text:p>
                    </text:list-item>
                    <text:list-item>
                      <text:p text:style-name="P28">Registries</text:p>
                    </text:list-item>
                    <text:list-item>
                      <text:p text:style-name="P28"><text:s/>Mixins</text:p>
                    </text:list-item>
                  </text:list>
                </text:list-item>
                <text:list-item>
                  <text:p text:style-name="P27">Xml</text:p>
                </text:list-item>
                <text:list-item>
                  <text:p text:style-name="P27">Img</text:p>
                </text:list-item>
                <text:list-item>
                  <text:p text:style-name="P27">Lib</text:p>
                </text:list-item>
              </text:list>
            </text:list-item>
          </text:list>
        </text:list-item>
      </text:list>
      <text:p text:style-name="P3"/>
      <text:p text:style-name="LO-normal"/>
      <text:list xml:id="list84515654" text:style-name="WWNum9">
        <text:list-item>
          <text:p text:style-name="P19">Wizard</text:p>
          <text:list>
            <text:list-item>
              <text:p text:style-name="P30"><text:span text:style-name="T1">models(Abstract, Transient</text:span>)</text:p>
            </text:list-item>
            <text:list-item>
              <text:p text:style-name="P47">Xml (Views)</text:p>
            </text:list-item>
          </text:list>
        </text:list-item>
      </text:list>
      <text:p text:style-name="LO-normal"/>
      <text:list xml:id="list2007598967" text:style-name="WWNum14">
        <text:list-item>
          <text:p text:style-name="P31"><text:span text:style-name="T3">Data files</text:span> </text:p>
          <text:list>
            <text:list-item>
              <text:p text:style-name="P48">Sequence</text:p>
            </text:list-item>
            <text:list-item>
              <text:p text:style-name="P48">Templates</text:p>
            </text:list-item>
            <text:list-item>
              <text:p text:style-name="P32">Data records</text:p>
            </text:list-item>
            <text:list-item>
              <text:p text:style-name="P32">Actions</text:p>
            </text:list-item>
            <text:list-item>
              <text:p text:style-name="P32">Cron job</text:p>
            </text:list-item>
          </text:list>
        </text:list-item>
      </text:list>
      <text:p text:style-name="LO-normal"/>
      <text:list xml:id="list3638402813" text:style-name="WWNum15">
        <text:list-item>
          <text:p text:style-name="P53">Demo data</text:p>
        </text:list-item>
      </text:list>
      <text:p text:style-name="LO-normal"/>
      <text:list xml:id="list3365145362" text:style-name="WWNum12">
        <text:list-item>
          <text:p text:style-name="P33">Security</text:p>
          <text:list>
            <text:list-item>
              <text:p text:style-name="P34">Group </text:p>
            </text:list-item>
            <text:list-item>
              <text:p text:style-name="P34">Record rules</text:p>
            </text:list-item>
            <text:list-item>
              <text:p text:style-name="P34">Access rights (CSV file)</text:p>
            </text:list-item>
          </text:list>
        </text:list-item>
      </text:list>
      <text:p text:style-name="LO-normal"/>
      <text:p text:style-name="P5">15. Website</text:p>
      <text:list xml:id="list3099360160" text:style-name="WWNum6">
        <text:list-item>
          <text:p text:style-name="P60">Controller → check point no 4</text:p>
        </text:list-item>
        <text:list-item>
          <text:p text:style-name="P35">Template (Qweb)</text:p>
          <text:list>
            <text:list-item>
              <text:p text:style-name="P36">Page structure</text:p>
            </text:list-item>
            <text:list-item>
              <text:p text:style-name="P36">Website menu</text:p>
            </text:list-item>
            <text:list-item>
              <text:p text:style-name="P36">Template Attributes</text:p>
              <text:list>
                <text:list-item>
                  <text:p text:style-name="P37">Name</text:p>
                </text:list-item>
                <text:list-item>
                  <text:p text:style-name="P37">Customize show</text:p>
                </text:list-item>
                <text:list-item>
                  <text:p text:style-name="P37">Active</text:p>
                </text:list-item>
                <text:list-item>
                  <text:p text:style-name="P37">Inherit id</text:p>
                </text:list-item>
              </text:list>
            </text:list-item>
            <text:list-item>
              <text:p text:style-name="P36"><text:soft-page-break/>XML attributes</text:p>
              <text:list>
                <text:list-item>
                  <text:p text:style-name="P38">t-if, t-else, t-elif, t-foreach</text:p>
                </text:list-item>
                <text:list-item>
                  <text:p text:style-name="P37">t-set &amp; t-value</text:p>
                </text:list-item>
                <text:list-item>
                  <text:p text:style-name="P59">t-att-$name</text:p>
                </text:list-item>
                <text:list-item>
                  <text:p text:style-name="P59">t-attf-$name</text:p>
                </text:list-item>
                <text:list-item>
                  <text:p text:style-name="P37">t-call</text:p>
                </text:list-item>
                <text:list-item>
                  <text:p text:style-name="P37">t-esc &amp; t-raw</text:p>
                </text:list-item>
                <text:list-item>
                  <text:p text:style-name="P37">t-field</text:p>
                </text:list-item>
                <text:list-item>
                  <text:p text:style-name="P59">t-options</text:p>
                </text:list-item>
                <text:list-item>
                  <text:p text:style-name="P59">t-debug</text:p>
                </text:list-item>
                <text:list-item>
                  <text:p text:style-name="P59">t-extend</text:p>
                </text:list-item>
                <text:list-item>
                  <text:p text:style-name="P37">t-jquery</text:p>
                </text:list-item>
                <text:list-item>
                  <text:p text:style-name="P37">t-operation</text:p>
                </text:list-item>
                <text:list-item>
                  <text:p text:style-name="P59">t-log</text:p>
                </text:list-item>
                <text:list-item>
                  <text:p text:style-name="P59">t-js</text:p>
                  <text:p text:style-name="P59"/>
                </text:list-item>
              </text:list>
            </text:list-item>
          </text:list>
        </text:list-item>
        <text:list-item>
          <text:p text:style-name="P35">Snippets</text:p>
          <text:list>
            <text:list-item>
              <text:p text:style-name="P36">Snippet attributes</text:p>
              <text:list>
                <text:list-item>
                  <text:p text:style-name="P37">t-snippet</text:p>
                </text:list-item>
                <text:list-item>
                  <text:p text:style-name="P37">t-thumbnail</text:p>
                </text:list-item>
                <text:list-item>
                  <text:p text:style-name="P37"><text:s/>Name<text:tab/></text:p>
                </text:list-item>
              </text:list>
            </text:list-item>
            <text:list-item>
              <text:p text:style-name="P36">Snippets options</text:p>
            </text:list-item>
            <text:list-item>
              <text:p text:style-name="P36">Javascript options</text:p>
              <text:p text:style-name="P36"/>
            </text:list-item>
          </text:list>
        </text:list-item>
        <text:list-item>
          <text:p text:style-name="P35"><text:s/>Javascript / Styles</text:p>
          <text:list>
            <text:list-item>
              <text:p text:style-name="P36">standard structure</text:p>
            </text:list-item>
            <text:list-item>
              <text:p text:style-name="P36">Javascript iJavascriptmport and inherit</text:p>
            </text:list-item>
            <text:list-item>
              <text:p text:style-name="P36">Javascript attributes</text:p>
              <text:list>
                <text:list-item>
                  <text:p text:style-name="P37">Class system</text:p>
                </text:list-item>
                <text:list-item>
                  <text:p text:style-name="P37">Widgets</text:p>
                </text:list-item>
                <text:list-item>
                  <text:p text:style-name="P37">QWeb Template Engine</text:p>
                </text:list-item>
                <text:list-item>
                  <text:p text:style-name="P37">Events System</text:p>
                </text:list-item>
                <text:list-item>
                  <text:p text:style-name="P37">Rpc / Ajax query</text:p>
                  <text:list>
                    <text:list-item>
                      <text:p text:style-name="P37">Translation</text:p>
                    </text:list-item>
                  </text:list>
                </text:list-item>
                <text:list-item>
                  <text:p text:style-name="P37">Views (mvc)</text:p>
                </text:list-item>
                <text:list-item>
                  <text:p text:style-name="P37">Lifecycle of the dialog</text:p>
                </text:list-item>
                <text:list-item>
                  <text:p text:style-name="P37">Domain</text:p>
                </text:list-item>
                <text:list-item>
                  <text:p text:style-name="P37">Context</text:p>
                </text:list-item>
              </text:list>
            </text:list-item>
            <text:list-item>
              <text:p text:style-name="P36">Css / less file</text:p>
            </text:list-item>
            <text:list-item>
              <text:p text:style-name="P36">Bootstrap mini file</text:p>
            </text:list-item>
            <text:list-item>
              <text:p text:style-name="P36">Mobildef _amount_alldef _amount_alldef _amount_alle javascript</text:p>
            </text:list-item>
          </text:list>
        </text:list-item>
      </text:list>
      <text:p text:style-name="P6"/>
      <text:list xml:id="list92917643068446" text:continue-numbering="true" text:style-name="WWNum6">
        <text:list-item>
          <text:p text:style-name="P35">SEO practice</text:p>
          <text:list>
            <text:list-item>
              <text:p text:style-name="P36">Page segmentation</text:p>
            </text:list-item>
          </text:list>
        </text:list-item>
      </text:list>
      <text:p text:style-name="LO-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1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5-04-02T09:29:15.925460796</dc:date>
    <meta:editing-cycles>61</meta:editing-cycles>
    <meta:editing-duration>P3DT1H53M12S</meta:editing-duration>
    <meta:generator>LibreOffice/7.3.7.2$Linux_X86_64 LibreOffice_project/30$Build-2</meta:generator>
    <meta:document-statistic meta:table-count="0" meta:image-count="0" meta:object-count="0" meta:page-count="6" meta:paragraph-count="196" meta:word-count="471" meta:character-count="2438" meta:non-whitespace-character-count="2319"/>
    <meta:user-defined meta:name="AppVersion">15.0000</meta:user-defined>
  </office:meta>
</office:document-meta>
</file>